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CJK SC Regular" svg:font-family="'Noto Sans CJK SC Regular'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Таблица1" style:family="table">
      <style:table-properties style:width="16.753cm" fo:margin-left="-0.191cm" fo:margin-top="0cm" fo:margin-bottom="0cm" table:align="left" style:writing-mode="lr-tb"/>
    </style:style>
    <style:style style:name="Таблица1.A" style:family="table-column">
      <style:table-column-properties style:column-width="16.753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A2" style:family="table-cell">
      <style:table-cell-properties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Таблица2" style:family="table">
      <style:table-properties style:width="17.381cm" fo:margin-left="-0.191cm" fo:margin-top="0cm" fo:margin-bottom="0cm" table:align="left" style:writing-mode="lr-tb"/>
    </style:style>
    <style:style style:name="Таблица2.A" style:family="table-column">
      <style:table-column-properties style:column-width="8.192cm"/>
    </style:style>
    <style:style style:name="Таблица2.B" style:family="table-column">
      <style:table-column-properties style:column-width="3.395cm"/>
    </style:style>
    <style:style style:name="Таблица2.C" style:family="table-column">
      <style:table-column-properties style:column-width="5.794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none" style:writing-mode="lr-tb"/>
    </style:style>
    <style:style style:name="Таблица2.3" style:family="table-row">
      <style:table-row-properties style:min-row-height="0.351cm" fo:keep-together="auto"/>
    </style:style>
    <style:style style:name="P1" style:family="paragraph" style:parent-style-name="Standard">
      <style:text-properties style:font-name="Times New Roman1" fo:font-size="14pt" style:text-underline-style="none" officeooo:paragraph-rsid="0002f0a6" style:font-size-asian="14pt" style:font-size-complex="14pt"/>
    </style:style>
    <style:style style:name="P2" style:family="paragraph" style:parent-style-name="Standard">
      <style:text-properties style:font-name="Times New Roman1" fo:font-size="14pt" officeooo:paragraph-rsid="0002f0a6" style:font-size-asian="14pt" style:font-size-complex="14pt"/>
    </style:style>
    <style:style style:name="P3" style:family="paragraph" style:parent-style-name="Text_20_body">
      <style:paragraph-properties fo:text-align="center" style:justify-single-word="false" fo:text-indent="0cm" style:auto-text-indent="false"/>
      <style:text-properties style:font-name="Times New Roman1" fo:font-size="14pt" officeooo:paragraph-rsid="0002f0a6" style:font-size-asian="14pt" style:font-size-complex="14pt"/>
    </style:style>
    <style:style style:name="P4" style:family="paragraph" style:parent-style-name="Text_20_body">
      <style:paragraph-properties fo:margin-top="0cm" fo:margin-bottom="0cm" style:contextual-spacing="false" fo:text-align="center" style:justify-single-word="false" fo:orphans="2" fo:widows="2" fo:hyphenation-ladder-count="no-limit" fo:hyphenation-keep="auto" loext:hyphenation-keep-type="column" fo:text-indent="0cm" style:auto-text-indent="false"/>
      <style:text-properties style:font-name="Times New Roman1" fo:font-size="14pt" officeooo:paragraph-rsid="0002f0a6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" style:family="paragraph" style:parent-style-name="Text_20_body">
      <style:paragraph-properties fo:margin-top="0cm" fo:margin-bottom="0cm" style:contextual-spacing="false" fo:text-align="center" style:justify-single-word="false" fo:orphans="2" fo:widows="2" fo:hyphenation-ladder-count="no-limit" fo:hyphenation-keep="auto" loext:hyphenation-keep-type="column" fo:text-indent="0cm" style:auto-text-indent="false"/>
      <style:text-properties style:font-name="Times New Roman1" fo:font-size="10pt" officeooo:paragraph-rsid="0002f0a6" style:font-size-asian="10pt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" style:family="paragraph" style:parent-style-name="Standard">
      <style:text-properties style:font-name="Times New Roman1" fo:font-size="14pt" officeooo:paragraph-rsid="0002f0a6" style:font-name-asian="Symbol" style:font-size-asian="14pt" style:font-size-complex="14pt"/>
    </style:style>
    <style:style style:name="P7" style:family="paragraph" style:parent-style-name="Standard">
      <style:paragraph-properties fo:text-align="center" style:justify-single-word="false" fo:orphans="0" fo:widows="0"/>
      <style:text-properties style:font-name="Times New Roman1" fo:font-size="14pt" fo:language="ru" fo:country="RU" officeooo:rsid="0002f0a6" officeooo:paragraph-rsid="0002f0a6" style:font-size-asian="14pt" style:font-size-complex="14pt"/>
    </style:style>
    <style:style style:name="P8" style:family="paragraph" style:parent-style-name="Standard">
      <style:paragraph-properties fo:text-align="center" style:justify-single-word="false" fo:orphans="0" fo:widows="0"/>
      <style:text-properties style:font-name="Times New Roman1" fo:font-size="14pt" officeooo:paragraph-rsid="0002f0a6" style:font-name-asian="Symbol" style:font-size-asian="14pt" style:font-size-complex="14pt"/>
    </style:style>
    <style:style style:name="P9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 fo:hyphenation-keep="auto" loext:hyphenation-keep-type="column"/>
      <style:text-properties style:font-name="Times New Roman1" fo:font-size="14pt" officeooo:paragraph-rsid="0002f0a6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" style:family="paragraph" style:parent-style-name="Standard">
      <style:paragraph-properties fo:margin-top="0cm" fo:margin-bottom="0cm" style:contextual-spacing="false" fo:text-align="center" style:justify-single-word="false" fo:orphans="0" fo:widows="0" fo:hyphenation-ladder-count="no-limit" fo:hyphenation-keep="auto" loext:hyphenation-keep-type="column"/>
      <style:text-properties style:font-name="Times New Roman1" fo:font-size="14pt" officeooo:paragraph-rsid="0002f0a6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 fo:hyphenation-keep="auto" loext:hyphenation-keep-type="column"/>
      <style:text-properties style:font-name="Times New Roman1" fo:font-size="14pt" officeooo:rsid="001fc1b7" officeooo:paragraph-rsid="0002f0a6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" style:family="paragraph" style:parent-style-name="Standard">
      <style:paragraph-properties fo:margin-top="0cm" fo:margin-bottom="0cm" style:contextual-spacing="false" fo:text-align="center" style:justify-single-word="false" fo:orphans="0" fo:widows="0" fo:hyphenation-ladder-count="no-limit" fo:hyphenation-keep="auto" loext:hyphenation-keep-type="column"/>
      <style:text-properties style:font-name="Times New Roman1" fo:font-size="14pt" officeooo:paragraph-rsid="0002f0a6" style:font-name-asian="Symbol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" style:family="paragraph" style:parent-style-name="Standard">
      <style:paragraph-properties fo:margin-top="0cm" fo:margin-bottom="0cm" style:contextual-spacing="false" fo:text-align="center" style:justify-single-word="false" fo:orphans="0" fo:widows="0" fo:hyphenation-ladder-count="no-limit" fo:hyphenation-keep="auto" loext:hyphenation-keep-type="column"/>
      <style:text-properties style:font-name="Times New Roman1" fo:font-size="10pt" officeooo:paragraph-rsid="0002f0a6" style:font-size-asian="10pt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4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 fo:hyphenation-keep="auto" loext:hyphenation-keep-type="column"/>
      <style:text-properties style:font-name="Times New Roman1" fo:font-size="10pt" officeooo:paragraph-rsid="0002f0a6" style:font-size-asian="10pt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5" style:family="paragraph" style:parent-style-name="Standard">
      <style:paragraph-properties fo:orphans="0" fo:widows="0"/>
      <style:text-properties style:font-name="Times New Roman1" fo:font-size="14pt" officeooo:paragraph-rsid="0002f0a6" style:font-name-asian="Symbol" style:font-size-asian="14pt" style:font-size-complex="14pt"/>
    </style:style>
    <style:style style:name="P16" style:family="paragraph" style:parent-style-name="Standard">
      <style:text-properties style:font-name="Times New Roman1" fo:font-size="14pt" style:text-underline-style="none" officeooo:paragraph-rsid="00036ae3" style:font-size-asian="14pt" style:font-size-complex="14pt"/>
    </style:style>
    <style:style style:name="P17" style:family="paragraph" style:parent-style-name="Standard">
      <style:text-properties style:font-name="Times New Roman1" fo:font-size="14pt" style:text-underline-style="none" officeooo:paragraph-rsid="0004552b" style:font-size-asian="14pt" style:font-size-complex="14pt"/>
    </style:style>
    <style:style style:name="P18" style:family="paragraph" style:parent-style-name="Standard">
      <style:text-properties style:font-name="Times New Roman1" fo:font-size="14pt" style:text-underline-style="none" officeooo:rsid="0004552b" officeooo:paragraph-rsid="0004552b" style:font-size-asian="14pt" style:font-size-complex="14pt"/>
    </style:style>
    <style:style style:name="P19" style:family="paragraph" style:parent-style-name="Standard">
      <style:text-properties style:font-name="Times New Roman1" fo:font-size="14pt" style:text-underline-style="none" officeooo:rsid="00053208" officeooo:paragraph-rsid="00053208" style:font-size-asian="14pt" style:font-size-complex="14pt"/>
    </style:style>
    <style:style style:name="P20" style:family="paragraph" style:parent-style-name="Heading_20_1" style:list-style-name="WWNum1">
      <style:paragraph-properties fo:margin-top="0cm" fo:margin-bottom="0cm" style:contextual-spacing="true"/>
      <style:text-properties style:font-name="Times New Roman1" fo:font-size="14pt" officeooo:rsid="00036ae3" officeooo:paragraph-rsid="00036ae3" style:font-size-asian="14pt" style:font-size-complex="14pt"/>
    </style:style>
    <style:style style:name="P21" style:family="paragraph" style:parent-style-name="Text_20_body">
      <style:paragraph-properties fo:margin-top="0cm" fo:margin-bottom="0cm" style:contextual-spacing="true"/>
      <style:text-properties officeooo:paragraph-rsid="0002f0a6"/>
    </style:style>
    <style:style style:name="P22" style:family="paragraph" style:parent-style-name="Text_20_body">
      <style:paragraph-properties fo:margin-top="0cm" fo:margin-bottom="0cm" style:contextual-spacing="true"/>
      <style:text-properties officeooo:paragraph-rsid="0007bf93"/>
    </style:style>
    <style:style style:name="P23" style:family="paragraph" style:parent-style-name="Text_20_body">
      <style:paragraph-properties fo:margin-top="0cm" fo:margin-bottom="0cm" style:contextual-spacing="true"/>
      <style:text-properties style:text-underline-style="solid" style:text-underline-width="auto" style:text-underline-color="font-color" officeooo:paragraph-rsid="0002f0a6"/>
    </style:style>
    <style:style style:name="P24" style:family="paragraph" style:parent-style-name="Text_20_body">
      <style:paragraph-properties fo:margin-top="0cm" fo:margin-bottom="0cm" style:contextual-spacing="true"/>
      <style:text-properties officeooo:paragraph-rsid="0004552b"/>
    </style:style>
    <style:style style:name="P25" style:family="paragraph" style:parent-style-name="Text_20_body">
      <style:paragraph-properties fo:margin-top="0cm" fo:margin-bottom="0cm" style:contextual-spacing="true"/>
      <style:text-properties fo:font-style="italic" style:text-underline-style="solid" style:text-underline-width="auto" style:text-underline-color="font-color" officeooo:paragraph-rsid="0002f0a6" style:font-style-asian="italic" style:font-style-complex="italic"/>
    </style:style>
    <style:style style:name="P26" style:family="paragraph" style:parent-style-name="Text_20_body">
      <style:paragraph-properties fo:margin-top="0cm" fo:margin-bottom="0cm" style:contextual-spacing="true"/>
      <style:text-properties style:text-underline-style="none" fo:font-weight="bold" officeooo:paragraph-rsid="0002f0a6" style:font-weight-asian="bold" style:font-weight-complex="bold"/>
    </style:style>
    <style:style style:name="T1" style:family="text">
      <style:text-properties style:text-underline-style="none"/>
    </style:style>
    <style:style style:name="T2" style:family="text">
      <style:text-properties fo:letter-spacing="-0.06cm"/>
    </style:style>
    <style:style style:name="T3" style:family="text">
      <style:text-properties fo:letter-spacing="0.058cm" style:text-scale="99%"/>
    </style:style>
    <style:style style:name="T4" style:family="text">
      <style:text-properties fo:letter-spacing="-0.046cm"/>
    </style:style>
    <style:style style:name="T5" style:family="text">
      <style:text-properties fo:letter-spacing="0.065cm" style:text-scale="99%"/>
    </style:style>
    <style:style style:name="T6" style:family="text">
      <style:text-properties fo:letter-spacing="0.051cm" style:text-scale="99%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letter-spacing="-0.055cm" fo:font-weight="bold" style:font-weight-asian="bold" style:font-weight-complex="bold"/>
    </style:style>
    <style:style style:name="T9" style:family="text">
      <style:text-properties fo:letter-spacing="-0.053cm" fo:font-weight="bold" style:font-weight-asian="bold" style:font-weight-complex="bold"/>
    </style:style>
    <style:style style:name="T10" style:family="text">
      <style:text-properties style:font-name="Times New Roman1" fo:font-size="14pt" fo:language="ru" fo:country="RU" style:letter-kerning="true" style:font-name-asian="Noto Sans CJK SC Regular" style:font-size-asian="14pt" style:language-asian="zh" style:country-asian="CN" style:font-name-complex="Times New Roman2" style:font-size-complex="12pt" style:language-complex="hi" style:country-complex="IN"/>
    </style:style>
    <style:style style:name="T11" style:family="text">
      <style:text-properties fo:language="ru" fo:country="RU" style:letter-kerning="true" style:font-name-asian="Noto Sans CJK SC Regular" style:language-asian="zh" style:country-asian="CN" style:font-name-complex="Times New Roman2" style:language-complex="hi" style:country-complex="IN"/>
    </style:style>
    <style:style style:name="T12" style:family="text">
      <style:text-properties fo:letter-spacing="-0.028cm" fo:language="ru" fo:country="RU" style:letter-kerning="true" style:font-name-asian="Noto Sans CJK SC Regular" style:language-asian="zh" style:country-asian="CN" style:font-name-complex="Times New Roman2" style:language-complex="hi" style:country-complex="IN"/>
    </style:style>
    <style:style style:name="T13" style:family="text">
      <style:text-properties fo:letter-spacing="-0.026cm" fo:language="ru" fo:country="RU" style:letter-kerning="true" style:font-name-asian="Noto Sans CJK SC Regular" style:language-asian="zh" style:country-asian="CN" style:font-name-complex="Times New Roman2" style:language-complex="hi" style:country-complex="IN"/>
    </style:style>
    <style:style style:name="T14" style:family="text">
      <style:text-properties fo:letter-spacing="-0.03cm" fo:language="ru" fo:country="RU" style:letter-kerning="true" style:font-name-asian="Noto Sans CJK SC Regular" style:language-asian="zh" style:country-asian="CN" style:font-name-complex="Times New Roman2" style:language-complex="hi" style:country-complex="IN"/>
    </style:style>
    <style:style style:name="T15" style:family="text">
      <style:text-properties fo:letter-spacing="-0.037cm" fo:language="ru" fo:country="RU" style:letter-kerning="true" style:font-name-asian="Noto Sans CJK SC Regular" style:language-asian="zh" style:country-asian="CN" style:font-name-complex="Times New Roman2" style:language-complex="hi" style:country-complex="IN"/>
    </style:style>
    <style:style style:name="T16" style:family="text">
      <style:text-properties style:font-name-asian="Symbol"/>
    </style:style>
    <style:style style:name="T17" style:family="text">
      <style:text-properties fo:font-size="16pt" fo:font-weight="bold" style:font-name-asian="Symbol" style:font-size-asian="16pt" style:font-weight-asian="bold" style:font-size-complex="16pt"/>
    </style:style>
    <style:style style:name="T18" style:family="text">
      <style:text-properties fo:font-weight="bold" officeooo:rsid="0007bf93" style:font-name-asian="Symbol" style:font-weight-asian="bold"/>
    </style:style>
    <style:style style:name="T19" style:family="text">
      <style:text-properties fo:font-weight="bold" style:font-name-asian="Symbol" style:font-weight-asian="bold"/>
    </style:style>
    <style:style style:name="T20" style:family="text">
      <style:text-properties fo:font-size="13pt" style:font-name-asian="Symbol" style:font-size-asian="13pt" style:font-size-complex="13pt"/>
    </style:style>
    <style:style style:name="T21" style:family="text">
      <style:text-properties fo:language="ru" fo:country="RU" style:letter-kerning="true" style:font-name-asian="Symbol" style:language-asian="zh" style:country-asian="CN" style:font-name-complex="Times New Roman2" style:language-complex="hi" style:country-complex="IN"/>
    </style:style>
    <style:style style:name="T22" style:family="text">
      <style:text-properties fo:language="en" fo:country="US" style:font-name-asian="Symbol"/>
    </style:style>
    <style:style style:name="T23" style:family="text">
      <style:text-properties fo:language="en" fo:country="US" style:letter-kerning="true" style:font-name-asian="Symbol" style:language-asian="zh" style:country-asian="CN" style:font-name-complex="Times New Roman2" style:language-complex="hi" style:country-complex="IN"/>
    </style:style>
    <style:style style:name="T24" style:family="text">
      <style:text-properties style:text-underline-style="solid" style:text-underline-width="auto" style:text-underline-color="font-color" style:font-name-asian="Symbol"/>
    </style:style>
    <style:style style:name="T25" style:family="text">
      <style:text-properties fo:language="ru" fo:country="RU" style:text-underline-style="solid" style:text-underline-width="auto" style:text-underline-color="font-color" style:letter-kerning="true" style:font-name-asian="Symbol" style:language-asian="zh" style:country-asian="CN" style:font-name-complex="Times New Roman2" style:language-complex="hi" style:country-complex="IN"/>
    </style:style>
    <style:style style:name="T26" style:family="text">
      <style:text-properties fo:font-size="10pt" style:font-name-asian="Symbol" style:font-size-asian="10pt" style:font-size-complex="10pt"/>
    </style:style>
    <style:style style:name="T27" style:family="text">
      <style:text-properties fo:font-size="10pt" fo:language="ru" fo:country="RU" style:letter-kerning="true" style:font-name-asian="Symbol" style:font-size-asian="10pt" style:language-asian="zh" style:country-asian="CN" style:font-name-complex="Times New Roman2" style:font-size-complex="10pt" style:language-complex="hi" style:country-complex="IN"/>
    </style:style>
    <style:style style:name="T28" style:family="text">
      <style:text-properties style:font-name-asian="Symbol" style:font-size-complex="13pt"/>
    </style:style>
    <style:style style:name="T29" style:family="text">
      <style:text-properties officeooo:rsid="001fc1b7"/>
    </style:style>
    <style:style style:name="T30" style:family="text">
      <style:text-properties officeooo:rsid="00036ae3"/>
    </style:style>
    <style:style style:name="T31" style:family="text">
      <style:text-properties fo:language="en" fo:country="US" officeooo:rsid="00053208"/>
    </style:style>
    <style:style style:name="T32" style:family="text">
      <style:text-properties officeooo:rsid="0004552b"/>
    </style:style>
    <style:style style:name="T33" style:family="text">
      <style:text-properties fo:language="ru" fo:country="RU" officeooo:rsid="0007bf93"/>
    </style:style>
    <style:style style:name="T34" style:family="text">
      <style:text-properties officeooo:rsid="00062f98"/>
    </style:style>
    <style:style style:name="T35" style:family="text">
      <style:text-properties fo:language="en" fo:country="US"/>
    </style:style>
    <style:style style:name="T36" style:family="text">
      <style:text-properties fo:language="en" fo:country="US" officeooo:rsid="00063b5c"/>
    </style:style>
    <style:style style:name="T37" style:family="text">
      <style:text-properties fo:language="ru" fo:country="RU"/>
    </style:style>
    <style:style style:name="T38" style:family="text">
      <style:text-properties style:font-name="Times New Roman1"/>
    </style:style>
    <style:style style:name="T39" style:family="text">
      <style:text-properties style:font-name="Times New Roman1" fo:font-size="14pt" style:font-size-asian="14pt" style:font-size-complex="14pt"/>
    </style:style>
    <style:style style:name="T40" style:family="text">
      <style:text-properties style:font-name="Times New Roman1" fo:font-size="14pt" officeooo:rsid="001ea359" style:font-size-asian="14pt" style:font-size-complex="14pt"/>
    </style:style>
    <style:style style:name="T41" style:family="text">
      <style:text-properties style:font-name="Times New Roman1" fo:font-size="14pt" fo:language="en" fo:country="US" officeooo:rsid="001ea359" style:font-size-asian="14pt" style:font-size-complex="14pt"/>
    </style:style>
    <style:style style:name="T42" style:family="text">
      <style:text-properties style:font-name="Times New Roman1" fo:font-size="14pt" fo:language="ru" fo:country="RU" officeooo:rsid="001ea359" style:font-size-asian="14pt" style:font-size-complex="14pt"/>
    </style:style>
    <style:style style:name="T43" style:family="text">
      <style:text-properties style:font-name="Times New Roman1" fo:font-size="14pt" style:text-underline-style="solid" style:text-underline-width="auto" style:text-underline-color="font-color" officeooo:rsid="00063b5c" style:font-size-asian="14pt" style:font-size-complex="14pt"/>
    </style:style>
    <style:style style:name="T44" style:family="text">
      <style:text-properties style:font-name="Times New Roman1" fo:font-size="14pt" style:text-underline-style="solid" style:text-underline-width="auto" style:text-underline-color="font-color" style:font-size-asian="14pt" style:font-size-complex="14pt"/>
    </style:style>
    <style:style style:name="T45" style:family="text">
      <style:text-properties style:font-name="Times New Roman1" fo:font-size="14pt" style:text-underline-style="solid" style:text-underline-width="auto" style:text-underline-color="font-color" officeooo:rsid="00036ae3" style:font-size-asian="14pt" style:font-size-complex="14pt"/>
    </style:style>
    <style:style style:name="T46" style:family="text">
      <style:text-properties style:font-name="Times New Roman1" fo:font-size="14pt" fo:font-style="italic" style:text-underline-style="solid" style:text-underline-width="auto" style:text-underline-color="font-color" style:font-size-asian="14pt" style:font-style-asian="italic" style:font-size-complex="14pt" style:font-style-complex="italic"/>
    </style:style>
    <style:style style:name="T47" style:family="text">
      <style:text-properties style:font-name="Times New Roman1" fo:font-size="14pt" style:text-underline-style="none" style:font-size-asian="14pt" style:font-size-complex="14pt"/>
    </style:style>
    <style:style style:name="T48" style:family="text">
      <style:text-properties style:font-name="Times New Roman1" fo:font-size="14pt" officeooo:rsid="00063b5c" style:font-size-asian="14pt" style:font-size-complex="14pt"/>
    </style:style>
    <style:style style:name="T49" style:family="text">
      <style:text-properties style:font-name="Times New Roman1" fo:font-size="14pt" fo:font-weight="bold" officeooo:rsid="0004552b" style:font-size-asian="14pt" style:font-weight-asian="bold" style:font-size-complex="14pt" style:font-weight-complex="bold"/>
    </style:style>
    <style:style style:name="T50" style:family="text">
      <style:text-properties style:font-name="Times New Roman1" fo:font-size="14pt" officeooo:rsid="00062f98" style:font-size-asian="14pt" style:font-size-complex="14pt"/>
    </style:style>
    <style:style style:name="T51" style:family="text">
      <style:text-properties style:font-name="Times New Roman1" fo:font-size="14pt" officeooo:rsid="0007bf93" style:font-size-asian="14pt" style:font-size-complex="14pt"/>
    </style:style>
    <style:style style:name="T52" style:family="text">
      <style:text-properties style:font-name="Times New Roman1" fo:font-size="14pt" officeooo:rsid="00036ae3" style:font-size-asian="14pt" style:font-size-complex="14pt"/>
    </style:style>
    <style:style style:name="T53" style:family="text">
      <style:text-properties style:font-name="Times New Roman1" fo:font-size="14pt" fo:language="en" fo:country="US" style:font-size-asian="14pt" style:font-size-complex="14pt"/>
    </style:style>
    <style:style style:name="T54" style:family="text">
      <style:text-properties style:font-name="Times New Roman1" fo:font-size="14pt" fo:language="en" fo:country="US" officeooo:rsid="0004d24e" style:font-size-asian="14pt" style:font-size-complex="14pt"/>
    </style:style>
    <style:style style:name="T55" style:family="text">
      <style:text-properties style:font-name="Times New Roman1" fo:font-size="14pt" style:text-underline-style="none" fo:font-weight="bold" officeooo:rsid="0004552b" style:font-size-asian="14pt" style:font-weight-asian="bold" style:font-size-complex="14pt" style:font-weight-complex="bold"/>
    </style:style>
    <style:style style:name="T56" style:family="text">
      <style:text-properties style:font-name="Times New Roman1" fo:font-size="14pt" style:text-underline-style="none" fo:font-weight="bold" style:font-size-asian="14pt" style:font-weight-asian="bold" style:font-size-complex="14pt" style:font-weight-complex="bold"/>
    </style:style>
    <style:style style:name="T57" style:family="text">
      <style:text-properties style:font-name="Times New Roman1" fo:font-size="14pt" officeooo:rsid="0004552b"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Министерство науки и высшего образования РФ </text:p>
      <text:p text:style-name="P2"><text:span text:style-name="T1"><text:tab/><text:tab/><text:tab/> <text:s text:c="5"/></text:span>Федеральное<text:span text:style-name="T2"> </text:span>государственное<text:span text:style-name="T3"> </text:span>автономное</text:p>
      <text:p text:style-name="P3" loext:marker-style-name="T4">образовательное<text:span text:style-name="T5"> </text:span>учреждение<text:span text:style-name="T4"> </text:span>высшего<text:span text:style-name="T6"> </text:span>образования</text:p>
      <text:p text:style-name="P3" loext:marker-style-name="T7"><text:span text:style-name="T7">«СИБИРСКИЙ</text:span><text:span text:style-name="T8"> </text:span><text:span text:style-name="T7">ФЕДЕРАЛЬНЫЙ</text:span><text:span text:style-name="T9"> </text:span><text:span text:style-name="T7">УНИВЕРСИТЕТ»</text:span></text:p>
      <text:p text:style-name="P3"/>
      <table:table table:name="Таблица1" table:style-name="Таблица1">
        <table:table-column table:style-name="Таблица1.A"/>
        <table:table-row table:style-name="Таблица1.1">
          <table:table-cell table:style-name="Таблица1.A1" office:value-type="string">
            <text:p text:style-name="P4" loext:marker-style-name="T10"><text:span text:style-name="T11">Институт</text:span><text:span text:style-name="T12"> </text:span><text:span text:style-name="T11">космических</text:span><text:span text:style-name="T13"> </text:span><text:span text:style-name="T11">и</text:span><text:span text:style-name="T14"> </text:span><text:span text:style-name="T11">информационных</text:span><text:span text:style-name="T12"> </text:span><text:span text:style-name="T11">технологий</text:span></text:p>
          </table:table-cell>
        </table:table-row>
        <table:table-row table:style-name="Таблица1.1">
          <table:table-cell table:style-name="Таблица1.A2" office:value-type="string">
            <text:p text:style-name="P5" loext:marker-style-name="T10"><text:span text:style-name="T11">институт</text:span></text:p>
          </table:table-cell>
        </table:table-row>
        <table:table-row table:style-name="Таблица1.1">
          <table:table-cell table:style-name="Таблица1.A1" office:value-type="string">
            <text:p text:style-name="P4" loext:marker-style-name="T10"><text:span text:style-name="T11">Кафедра</text:span><text:span text:style-name="T15"> </text:span><text:span text:style-name="T11">вычислительной</text:span><text:span text:style-name="T15"> </text:span><text:span text:style-name="T11">техники</text:span></text:p>
          </table:table-cell>
        </table:table-row>
        <table:table-row table:style-name="Таблица1.1">
          <table:table-cell table:style-name="Таблица1.A2" office:value-type="string">
            <text:p text:style-name="P5" loext:marker-style-name="T10"><text:span text:style-name="T11">кафедра</text:span>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 loext:marker-style-name="T16"/>
      <text:p text:style-name="P7" loext:marker-style-name="T17"><text:span text:style-name="T18">Пояснительная записка</text:span><text:span text:style-name="T19"> по индивидуальному проекту «Угадай число»</text:span></text:p>
      <text:p text:style-name="P8" loext:marker-style-name="T20"/>
      <text:p text:style-name="P8" loext:marker-style-name="T20"/>
      <text:p text:style-name="P8" loext:marker-style-name="T20"/>
      <text:p text:style-name="P8" loext:marker-style-name="T20"/>
      <text:p text:style-name="P8" loext:marker-style-name="T20"/>
      <text:p text:style-name="P8" loext:marker-style-name="T20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9" loext:marker-style-name="T16"><text:span text:style-name="T21">Преподаватель</text:span></text:p>
          </table:table-cell>
          <table:table-cell table:style-name="Таблица2.A1" office:value-type="string">
            <text:p text:style-name="P10" loext:marker-style-name="T22"><text:span text:style-name="T23">____________</text:span></text:p>
          </table:table-cell>
          <table:table-cell table:style-name="Таблица2.A1" office:value-type="string">
            <text:p text:style-name="P11" loext:marker-style-name="T24"><text:span text:style-name="T25">Д. С. Романова</text:span></text:p>
          </table:table-cell>
        </table:table-row>
        <table:table-row table:style-name="Таблица2.1">
          <table:table-cell table:style-name="Таблица2.A1" office:value-type="string">
            <text:p text:style-name="P12" loext:marker-style-name="T26"/>
          </table:table-cell>
          <table:table-cell table:style-name="Таблица2.A1" office:value-type="string">
            <text:p text:style-name="P13" loext:marker-style-name="T26"><text:span text:style-name="T21">подпись, дата</text:span></text:p>
          </table:table-cell>
          <table:table-cell table:style-name="Таблица2.A1" office:value-type="string">
            <text:p text:style-name="P14" loext:marker-style-name="T26"><text:span text:style-name="T21">инициалы, фамилия</text:span></text:p>
            <text:p text:style-name="P9" loext:marker-style-name="T26"><text:span text:style-name="T21"/></text:p>
          </table:table-cell>
        </table:table-row>
        <table:table-row table:style-name="Таблица2.3">
          <table:table-cell table:style-name="Таблица2.A1" office:value-type="string">
            <text:p text:style-name="P9" loext:marker-style-name="T26"><text:span text:style-name="T21">Студент <text:s text:c="2"/></text:span><text:span text:style-name="T25">КИ20-07Б, 031939247</text:span></text:p>
          </table:table-cell>
          <table:table-cell table:style-name="Таблица2.A1" office:value-type="string">
            <text:p text:style-name="P10" loext:marker-style-name="T26"><text:span text:style-name="T23">____________</text:span></text:p>
          </table:table-cell>
          <table:table-cell table:style-name="Таблица2.A1" office:value-type="string">
            <text:p text:style-name="P9" loext:marker-style-name="T26"><text:span text:style-name="T25">И. В. Тимченко</text:span></text:p>
          </table:table-cell>
        </table:table-row>
        <table:table-row table:style-name="Таблица2.3">
          <table:table-cell table:style-name="Таблица2.A1" office:value-type="string">
            <text:p text:style-name="P9" loext:marker-style-name="T26"><text:span text:style-name="T21"><text:s text:c="10"/></text:span><text:span text:style-name="T23"><text:s text:c="6"/></text:span><text:span text:style-name="T27">номер группы, зачетной книжкой</text:span></text:p>
          </table:table-cell>
          <table:table-cell table:style-name="Таблица2.A1" office:value-type="string">
            <text:p text:style-name="P13" loext:marker-style-name="T26"><text:span text:style-name="T21">подпись, дата</text:span></text:p>
          </table:table-cell>
          <table:table-cell table:style-name="Таблица2.A1" office:value-type="string">
            <text:p text:style-name="P14" loext:marker-style-name="T26"><text:span text:style-name="T21">инициалы, фамилия</text:span></text:p>
          </table:table-cell>
        </table:table-row>
      </table:table>
      <text:p text:style-name="P15" loext:marker-style-name="T28"/>
      <text:p text:style-name="P6" loext:marker-style-name="T20"/>
      <text:p text:style-name="P6" loext:marker-style-name="T20"/>
      <text:p text:style-name="P6" loext:marker-style-name="T20"/>
      <text:p text:style-name="P6" loext:marker-style-name="T20"/>
      <text:p text:style-name="P6" loext:marker-style-name="T20"/>
      <text:p text:style-name="P6" loext:marker-style-name="T20"/>
      <text:p text:style-name="P6" loext:marker-style-name="T20"/>
      <text:p text:style-name="P1"><text:tab/><text:tab/><text:tab/><text:tab/><text:tab/></text:p>
      <text:p text:style-name="P1"><text:tab/><text:tab/><text:tab/></text:p>
      <text:p text:style-name="P1"/>
      <text:p text:style-name="P1"><text:tab/><text:tab/><text:tab/><text:tab/><text:tab/><text:bookmark-start text:name="_Hlk82624676"/>Красноярск 202<text:bookmark-end text:name="_Hlk82624676"/><text:span text:style-name="T29">5</text:span></text:p>
      <text:p text:style-name="P1"><text:soft-page-break/><text:tab/><text:tab/><text:tab/><text:tab/><text:tab/><text:tab/><text:span text:style-name="T7">Содержание</text:span> </text:p>
      <text:p text:style-name="P1"/>
      <text:p text:style-name="P16">1 Техническое задание................................................................................................3 <text:tab/><text:span text:style-name="T30">1.1 Цели и задачи игры……………………………………………………….</text:span><text:span text:style-name="T31">3</text:span> <text:tab/><text:span text:style-name="T30">1.2 Правила игры……………………………………………………….</text:span>..........<text:span text:style-name="T31">3</text:span></text:p>
      <text:p text:style-name="P17"><text:span text:style-name="T30"><text:tab/>1.</text:span>3 <text:span text:style-name="T30">Уровни сложности………………………………………………………...</text:span><text:span text:style-name="T31">4</text:span></text:p>
      <text:p text:style-name="P17"><text:span text:style-name="T32">2. Реализация…………………………………………………………………………</text:span><text:span text:style-name="T33">6</text:span></text:p>
      <text:p text:style-name="P18"><text:tab/>2.<text:span text:style-name="T34">1</text:span> <text:span text:style-name="T34">Декстопная</text:span> версия………………………………………………………...<text:span text:style-name="T33">6</text:span></text:p>
      <text:p text:style-name="P19"><text:span text:style-name="T35"><text:tab/><text:tab/>2.</text:span><text:span text:style-name="T36">1</text:span><text:span text:style-name="T35">.1 </text:span><text:span text:style-name="T37">Код на </text:span><text:span text:style-name="T35">Python……………………………………………………..6</text:span></text:p>
      <text:p text:style-name="P17"><text:span text:style-name="T32">3. Тестирование...…………………………………………………………………….</text:span><text:span text:style-name="T33">9</text:span></text:p>
      <text:p text:style-name="P18"><text:tab/>3.<text:span text:style-name="T34">1</text:span> <text:span text:style-name="T34">Декстопная</text:span> версия………………………………………………………...<text:span text:style-name="T33">9</text:span></text:p>
      <text:p text:style-name="P18">4 Заключение………………………………………………………………………..<text:span text:style-name="T33">10</text:span></text:p>
      <text:p text:style-name="P17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list text:style-name="WWNum1">
        <text:list-item>
          <text:h text:style-name="P20" text:outline-level="1" loext:marker-style-name="T38"><text:soft-page-break/>Техническое задание</text:h>
        </text:list-item>
      </text:list>
      <text:p text:style-name="P21" loext:marker-style-name="T38"><text:span text:style-name="T39"/></text:p>
      <text:p text:style-name="P22" loext:marker-style-name="T38"><text:span text:style-name="T39"><text:tab/>В данном отчете представлена разработка простой игры "Угадай число" с возможностью выбора уровня сложности. Игра предназначена для тренировки логического мышления и навыков работы с числами. Пользователь должен угадать число, загаданное компьютером, в минимальное количество попыток. </text:span><text:span text:style-name="T40">Для реализации проекта я буду использовать ЯП </text:span><text:span text:style-name="T41">Python (</text:span><text:span text:style-name="T42">версии 3 и выше</text:span><text:span text:style-name="T41">).</text:span></text:p>
      <text:p text:style-name="P21" loext:marker-style-name="T38"><text:span text:style-name="T39"/></text:p>
      <text:p text:style-name="P21" loext:marker-style-name="T38"><text:span text:style-name="T39"><text:tab/></text:span><text:span text:style-name="T43">1.1 </text:span><text:span text:style-name="T44">Цели и задачи </text:span><text:span text:style-name="T45">игры</text:span></text:p>
      <text:p text:style-name="P21" loext:marker-style-name="T38"><text:span text:style-name="T39"/></text:p>
      <text:p text:style-name="P21" loext:marker-style-name="T38"><text:span text:style-name="T39"><text:tab/></text:span><text:span text:style-name="T46">Цели разработки:</text:span></text:p>
      <text:p text:style-name="P21" loext:marker-style-name="T38"><text:span text:style-name="T39"/></text:p>
      <text:p text:style-name="P21" loext:marker-style-name="T38"><text:span text:style-name="T39"><text:s/><text:tab/><text:tab/>Создание интерактивной игры, доступной для пользователей.</text:span></text:p>
      <text:p text:style-name="P21" loext:marker-style-name="T38"><text:span text:style-name="T39"/></text:p>
      <text:p text:style-name="P21" loext:marker-style-name="T38"><text:span text:style-name="T39"><text:tab/><text:tab/>Обеспечение возможности выбора уровня сложности.</text:span></text:p>
      <text:p text:style-name="P21" loext:marker-style-name="T38"><text:span text:style-name="T39"/></text:p>
      <text:p text:style-name="P21" loext:marker-style-name="T38"><text:span text:style-name="T39"><text:tab/></text:span><text:span text:style-name="T46">Задачи:</text:span></text:p>
      <text:p text:style-name="P21" loext:marker-style-name="T38"><text:span text:style-name="T39"/></text:p>
      <text:p text:style-name="P21" loext:marker-style-name="T38"><text:span text:style-name="T39"><text:tab/><text:tab/>1. Разработать интерфейс игры.</text:span></text:p>
      <text:p text:style-name="P21" loext:marker-style-name="T38"><text:span text:style-name="T39"/></text:p>
      <text:p text:style-name="P21" loext:marker-style-name="T38"><text:span text:style-name="T39"><text:tab/><text:tab/>2. Реализовать логику игры.</text:span></text:p>
      <text:p text:style-name="P21" loext:marker-style-name="T38"><text:span text:style-name="T39"/></text:p>
      <text:p text:style-name="P21" loext:marker-style-name="T38"><text:span text:style-name="T39"><text:tab/><text:tab/>3. Обеспечить возможность выбора уровня сложности.</text:span></text:p>
      <text:p text:style-name="P21" loext:marker-style-name="T38"><text:span text:style-name="T39"/></text:p>
      <text:p text:style-name="P21" loext:marker-style-name="T38"><text:span text:style-name="T39"><text:tab/><text:tab/>4. Предоставить обратную связь пользователю.</text:span></text:p>
      <text:p text:style-name="P21" loext:marker-style-name="T38"><text:span text:style-name="T39"/></text:p>
      <text:p text:style-name="P21" loext:marker-style-name="T38"><text:span text:style-name="T39"/></text:p>
      <text:p text:style-name="P21" loext:marker-style-name="T38"><text:span text:style-name="T39"/></text:p>
      <text:p text:style-name="P21" loext:marker-style-name="T38"><text:span text:style-name="T39"/></text:p>
      <text:p text:style-name="P21" loext:marker-style-name="T38"><text:span text:style-name="T39"/></text:p>
      <text:p text:style-name="P21" loext:marker-style-name="T38"><text:span text:style-name="T39"/></text:p>
      <text:p text:style-name="P21" loext:marker-style-name="T38"><text:span text:style-name="T39"/></text:p>
      <text:p text:style-name="P21" loext:marker-style-name="T38"><text:span text:style-name="T39"/></text:p>
      <text:p text:style-name="P21" loext:marker-style-name="T38"><text:span text:style-name="T39"/></text:p>
      <text:p text:style-name="P21" loext:marker-style-name="T38"><text:span text:style-name="T39"/></text:p>
      <text:p text:style-name="P21" loext:marker-style-name="T38"><text:span text:style-name="T39"/></text:p>
      <text:p text:style-name="P21" loext:marker-style-name="T38"><text:span text:style-name="T39"/></text:p>
      <text:p text:style-name="P21" loext:marker-style-name="T38"><text:span text:style-name="T39"/></text:p>
      <text:p text:style-name="P21" loext:marker-style-name="T38"><text:span text:style-name="T39"/></text:p>
      <text:p text:style-name="P21" loext:marker-style-name="T38"><text:span text:style-name="T39"/></text:p>
      <text:p text:style-name="P23" loext:marker-style-name="T38"><text:soft-page-break/><text:span text:style-name="T47"><text:tab/></text:span><text:span text:style-name="T48">1.2 </text:span><text:span text:style-name="T39">Правила игры</text:span></text:p>
      <text:p text:style-name="P21" loext:marker-style-name="T38"><text:span text:style-name="T39"/></text:p>
      <text:p text:style-name="P21" loext:marker-style-name="T38"><text:span text:style-name="T39"><text:tab/><text:tab/>1. Компьютер загадывает случайное число в заданном диапазоне (в <text:tab/><text:tab/> <text:s text:c="3"/>зависимости от выбранного уровня сложности).</text:span></text:p>
      <text:p text:style-name="P21" loext:marker-style-name="T38"><text:span text:style-name="T39"/></text:p>
      <text:p text:style-name="P21" loext:marker-style-name="T38"><text:span text:style-name="T39"><text:tab/><text:tab/>2. Пользователь вводит свои предположения.</text:span></text:p>
      <text:p text:style-name="P21" loext:marker-style-name="T38"><text:span text:style-name="T39"/></text:p>
      <text:p text:style-name="P21" loext:marker-style-name="T38"><text:span text:style-name="T39"><text:tab/><text:tab/>3. После каждого введенного числа игра сообщает, было ли <text:tab/><text:tab/><text:tab/> <text:s text:c="3"/>предположение слишком большим, слишком маленьким или <text:tab/><text:tab/><text:tab/> <text:s text:c="3"/>правильным.</text:span></text:p>
      <text:p text:style-name="P21" loext:marker-style-name="T38"><text:span text:style-name="T39"/></text:p>
      <text:p text:style-name="P21" loext:marker-style-name="T38"><text:span text:style-name="T39"><text:tab/><text:tab/>4. Игра продолжается до тех пор, пока пользователь не угадает <text:tab/><text:tab/><text:tab/> <text:s text:c="3"/>число.</text:span></text:p>
      <text:p text:style-name="P21" loext:marker-style-name="T38"><text:span text:style-name="T39"/></text:p>
      <text:p text:style-name="P21" loext:marker-style-name="T38"><text:span text:style-name="T39"/></text:p>
      <text:p text:style-name="P21" loext:marker-style-name="T38"><text:span text:style-name="T39"/></text:p>
      <text:p text:style-name="P21" loext:marker-style-name="T38"><text:span text:style-name="T39"/></text:p>
      <text:p text:style-name="P21" loext:marker-style-name="T38"><text:span text:style-name="T39"/></text:p>
      <text:p text:style-name="P21" loext:marker-style-name="T38"><text:span text:style-name="T39"/></text:p>
      <text:p text:style-name="P21" loext:marker-style-name="T38"><text:span text:style-name="T39"/></text:p>
      <text:p text:style-name="P21" loext:marker-style-name="T38"><text:span text:style-name="T39"/></text:p>
      <text:p text:style-name="P21" loext:marker-style-name="T38"><text:span text:style-name="T39"/></text:p>
      <text:p text:style-name="P21" loext:marker-style-name="T38"><text:span text:style-name="T39"/></text:p>
      <text:p text:style-name="P21" loext:marker-style-name="T38"><text:span text:style-name="T39"/></text:p>
      <text:p text:style-name="P21" loext:marker-style-name="T38"><text:span text:style-name="T39"/></text:p>
      <text:p text:style-name="P21" loext:marker-style-name="T38"><text:span text:style-name="T39"/></text:p>
      <text:p text:style-name="P21" loext:marker-style-name="T38"><text:span text:style-name="T39"/></text:p>
      <text:p text:style-name="P21" loext:marker-style-name="T38"><text:span text:style-name="T39"/></text:p>
      <text:p text:style-name="P21" loext:marker-style-name="T38"><text:span text:style-name="T39"/></text:p>
      <text:p text:style-name="P21" loext:marker-style-name="T38"><text:span text:style-name="T39"/></text:p>
      <text:p text:style-name="P21" loext:marker-style-name="T38"><text:span text:style-name="T39"/></text:p>
      <text:p text:style-name="P21" loext:marker-style-name="T38"><text:span text:style-name="T39"/></text:p>
      <text:p text:style-name="P21" loext:marker-style-name="T38"><text:span text:style-name="T39"/></text:p>
      <text:p text:style-name="P21" loext:marker-style-name="T38"><text:span text:style-name="T39"/></text:p>
      <text:p text:style-name="P21" loext:marker-style-name="T38"><text:span text:style-name="T39"/></text:p>
      <text:p text:style-name="P21" loext:marker-style-name="T38"><text:span text:style-name="T39"/></text:p>
      <text:p text:style-name="P21" loext:marker-style-name="T38"><text:span text:style-name="T39"/></text:p>
      <text:p text:style-name="P21" loext:marker-style-name="T38"><text:span text:style-name="T39"/></text:p>
      <text:p text:style-name="P21" loext:marker-style-name="T38"><text:span text:style-name="T39"/></text:p>
      <text:p text:style-name="P21" loext:marker-style-name="T38"><text:span text:style-name="T39"/></text:p>
      <text:p text:style-name="P21" loext:marker-style-name="T38"><text:soft-page-break/><text:span text:style-name="T39"/></text:p>
      <text:p text:style-name="P23" loext:marker-style-name="T38"><text:span text:style-name="T47"><text:tab/></text:span><text:span text:style-name="T48">1.3 </text:span><text:span text:style-name="T39">Уровни сложности</text:span></text:p>
      <text:p text:style-name="P21" loext:marker-style-name="T38"><text:span text:style-name="T39"/></text:p>
      <text:p text:style-name="P21" loext:marker-style-name="T38"><text:span text:style-name="T39"><text:s/><text:tab/><text:tab/>Легкий: Загаданное число от 1 до 10.</text:span></text:p>
      <text:p text:style-name="P21" loext:marker-style-name="T38"><text:span text:style-name="T39"/></text:p>
      <text:p text:style-name="P21" loext:marker-style-name="T38"><text:span text:style-name="T39"><text:tab/><text:tab/>Средний: Загаданное число от 1 до 50.</text:span></text:p>
      <text:p text:style-name="P21" loext:marker-style-name="T38"><text:span text:style-name="T39"/></text:p>
      <text:p text:style-name="P21" loext:marker-style-name="T38"><text:span text:style-name="T39"><text:s/><text:tab/><text:tab/>Сложный: Загаданное число от 1 до 100.</text:span></text:p>
      <text:p text:style-name="P21" loext:marker-style-name="T38"><text:span text:style-name="T39"/></text:p>
      <text:p text:style-name="P22" loext:marker-style-name="T38"><text:span text:style-name="T40"><text:tab/>Для реализации проекта я буду использовать ЯП </text:span><text:span text:style-name="T41">Python (</text:span><text:span text:style-name="T42">версии 3 и <text:tab/>выше</text:span><text:span text:style-name="T41">).</text:span></text:p>
      <text:p text:style-name="P21" loext:marker-style-name="T38"><text:span text:style-name="T39"/></text:p>
      <text:p text:style-name="P21" loext:marker-style-name="T38"><text:span text:style-name="T39"/></text:p>
      <text:p text:style-name="P21" loext:marker-style-name="T38"><text:span text:style-name="T39"/></text:p>
      <text:p text:style-name="P21" loext:marker-style-name="T38"><text:span text:style-name="T39"/></text:p>
      <text:p text:style-name="P21" loext:marker-style-name="T38"><text:span text:style-name="T39"/></text:p>
      <text:p text:style-name="P21" loext:marker-style-name="T38"><text:span text:style-name="T39"/></text:p>
      <text:p text:style-name="P21" loext:marker-style-name="T38"><text:span text:style-name="T39"/></text:p>
      <text:p text:style-name="P21" loext:marker-style-name="T38"><text:span text:style-name="T39"/></text:p>
      <text:p text:style-name="P21" loext:marker-style-name="T38"><text:span text:style-name="T39"/></text:p>
      <text:p text:style-name="P21" loext:marker-style-name="T38"><text:span text:style-name="T39"/></text:p>
      <text:p text:style-name="P21" loext:marker-style-name="T38"><text:span text:style-name="T39"/></text:p>
      <text:p text:style-name="P21" loext:marker-style-name="T38"><text:span text:style-name="T39"/></text:p>
      <text:p text:style-name="P21" loext:marker-style-name="T38"><text:span text:style-name="T39"/></text:p>
      <text:p text:style-name="P21" loext:marker-style-name="T38"><text:span text:style-name="T39"/></text:p>
      <text:p text:style-name="P21" loext:marker-style-name="T38"><text:span text:style-name="T39"/></text:p>
      <text:p text:style-name="P21" loext:marker-style-name="T38"><text:span text:style-name="T39"/></text:p>
      <text:p text:style-name="P21" loext:marker-style-name="T38"><text:span text:style-name="T39"/></text:p>
      <text:p text:style-name="P21" loext:marker-style-name="T38"><text:span text:style-name="T39"/></text:p>
      <text:p text:style-name="P21" loext:marker-style-name="T38"><text:span text:style-name="T39"/></text:p>
      <text:p text:style-name="P21" loext:marker-style-name="T38"><text:span text:style-name="T39"/></text:p>
      <text:p text:style-name="P21" loext:marker-style-name="T38"><text:span text:style-name="T39"/></text:p>
      <text:p text:style-name="P21" loext:marker-style-name="T38"><text:span text:style-name="T39"/></text:p>
      <text:p text:style-name="P21" loext:marker-style-name="T38"><text:span text:style-name="T39"/></text:p>
      <text:p text:style-name="P21" loext:marker-style-name="T38"><text:span text:style-name="T39"/></text:p>
      <text:p text:style-name="P21" loext:marker-style-name="T38"><text:span text:style-name="T39"/></text:p>
      <text:p text:style-name="P21" loext:marker-style-name="T38"><text:span text:style-name="T39"/></text:p>
      <text:p text:style-name="P21" loext:marker-style-name="T38"><text:span text:style-name="T39"/></text:p>
      <text:p text:style-name="P21" loext:marker-style-name="T38"><text:span text:style-name="T39"/></text:p>
      <text:p text:style-name="P21" loext:marker-style-name="T38"><text:span text:style-name="T39"/></text:p>
      <text:p text:style-name="P24" loext:marker-style-name="T38"><text:soft-page-break/><text:span text:style-name="T49"><text:tab/>2 Реализация</text:span></text:p>
      <text:p text:style-name="P21" loext:marker-style-name="T38"><text:span text:style-name="T39"/></text:p>
      <text:p text:style-name="P23" loext:marker-style-name="T38"><text:span text:style-name="T47"><text:tab/></text:span><text:span text:style-name="T48">2.1 </text:span><text:span text:style-name="T50">Де</text:span><text:span text:style-name="T51">ск</text:span><text:span text:style-name="T50">топная</text:span><text:span text:style-name="T39"> версия</text:span></text:p>
      <text:p text:style-name="P21" loext:marker-style-name="T38"><text:span text:style-name="T39"/></text:p>
      <text:p text:style-name="P21" loext:marker-style-name="T38"><text:span text:style-name="T39"><text:tab/>Настольная </text:span><text:span text:style-name="T51">(десктоная)</text:span><text:span text:style-name="T39"> версия игры была реализована на Python с использованием библиотеки Tkinter. Ниже представлен код реализации:</text:span></text:p>
      <text:p text:style-name="P21" loext:marker-style-name="T38"><text:span text:style-name="T39"/></text:p>
      <text:p text:style-name="P25" loext:marker-style-name="T38"><text:span text:style-name="T52">Код на </text:span><text:span text:style-name="T39">Python (</text:span><text:span text:style-name="T53">gue</text:span><text:span text:style-name="T54">ss_</text:span><text:span text:style-name="T53">number.py</text:span><text:span text:style-name="T39">):</text:span></text:p>
      <text:p text:style-name="P21" loext:marker-style-name="T38"><text:span text:style-name="T39"/></text:p>
      <text:p text:style-name="P21" loext:marker-style-name="T38"><text:span text:style-name="T39">import tkinter as tk</text:span></text:p>
      <text:p text:style-name="P21" loext:marker-style-name="T38"><text:span text:style-name="T39"/></text:p>
      <text:p text:style-name="P21" loext:marker-style-name="T38"><text:span text:style-name="T39">import random</text:span></text:p>
      <text:p text:style-name="P21" loext:marker-style-name="T38"><text:span text:style-name="T39"/></text:p>
      <text:p text:style-name="P21" loext:marker-style-name="T38"><text:span text:style-name="T39">class GuessTheNumber:</text:span></text:p>
      <text:p text:style-name="P21" loext:marker-style-name="T38"><text:span text:style-name="T39"><text:s text:c="4"/>def __init__(self, master):</text:span></text:p>
      <text:p text:style-name="P21" loext:marker-style-name="T38"><text:span text:style-name="T39"><text:s text:c="8"/>self.master = master</text:span></text:p>
      <text:p text:style-name="P21" loext:marker-style-name="T38"><text:span text:style-name="T39"><text:s text:c="8"/>self.master.title("Угадай число")</text:span></text:p>
      <text:p text:style-name="P21" loext:marker-style-name="T38"><text:span text:style-name="T39"><text:s text:c="8"/></text:span></text:p>
      <text:p text:style-name="P21" loext:marker-style-name="T38"><text:span text:style-name="T39"><text:s text:c="8"/>self.difficulty_label = tk.Label(master, text="Выберите уровень сложности:")</text:span></text:p>
      <text:p text:style-name="P21" loext:marker-style-name="T38"><text:span text:style-name="T39"><text:s text:c="8"/>self.difficulty_label.pack()</text:span></text:p>
      <text:p text:style-name="P21" loext:marker-style-name="T38"><text:span text:style-name="T39"><text:s text:c="8"/></text:span></text:p>
      <text:p text:style-name="P21" loext:marker-style-name="T38"><text:span text:style-name="T39"><text:s text:c="8"/>self.difficulty_var = tk.StringVar(value='10')</text:span></text:p>
      <text:p text:style-name="P21" loext:marker-style-name="T38"><text:span text:style-name="T39"><text:s text:c="8"/></text:span></text:p>
      <text:p text:style-name="P21" loext:marker-style-name="T38"><text:span text:style-name="T39"><text:s text:c="8"/>self.easy_button = tk.Radiobutton(master, text='Легкий (1-10)', variable=self.difficulty_var, value='10')</text:span></text:p>
      <text:p text:style-name="P21" loext:marker-style-name="T38"><text:span text:style-name="T39"><text:s text:c="8"/>self.medium_button = tk.Radiobutton(master, text='Средний (1-50)', variable=self.difficulty_var, value='50')</text:span></text:p>
      <text:p text:style-name="P21" loext:marker-style-name="T38"><text:span text:style-name="T39"><text:s text:c="8"/>self.hard_button = tk.Radiobutton(master, text='Сложный (1-100)', variable=self.difficulty_var, value='100')</text:span></text:p>
      <text:p text:style-name="P21" loext:marker-style-name="T38"><text:span text:style-name="T39"><text:s text:c="8"/></text:span></text:p>
      <text:p text:style-name="P21" loext:marker-style-name="T38"><text:span text:style-name="T39"><text:s text:c="8"/>self.easy_button.pack()</text:span></text:p>
      <text:p text:style-name="P21" loext:marker-style-name="T38"><text:span text:style-name="T39"><text:s text:c="8"/>self.medium_button.pack()</text:span></text:p>
      <text:p text:style-name="P21" loext:marker-style-name="T38"><text:span text:style-name="T39"><text:s text:c="8"/>self.hard_button.pack()</text:span></text:p>
      <text:p text:style-name="P21" loext:marker-style-name="T38"><text:span text:style-name="T39"><text:s text:c="8"/></text:span></text:p>
      <text:p text:style-name="P21" loext:marker-style-name="T38"><text:span text:style-name="T39"><text:s text:c="8"/>self.start_button = tk.Button(master, text='Начать игру', command=self.start_game)</text:span></text:p>
      <text:p text:style-name="P21" loext:marker-style-name="T38"><text:span text:style-name="T39"><text:s text:c="8"/>self.start_button.pack()</text:span></text:p>
      <text:p text:style-name="P21" loext:marker-style-name="T38"><text:span text:style-name="T39"><text:s text:c="8"/></text:span></text:p>
      <text:p text:style-name="P21" loext:marker-style-name="T38"><text:span text:style-name="T39"><text:s text:c="8"/>self.message_label = tk.Label(master, text="")</text:span></text:p>
      <text:p text:style-name="P21" loext:marker-style-name="T38"><text:soft-page-break/><text:span text:style-name="T39"><text:s text:c="8"/>self.message_label.pack()</text:span></text:p>
      <text:p text:style-name="P21" loext:marker-style-name="T38"><text:span text:style-name="T39"><text:s text:c="8"/></text:span></text:p>
      <text:p text:style-name="P21" loext:marker-style-name="T38"><text:span text:style-name="T39"><text:s text:c="8"/>self.guess_entry = tk.Entry(master)</text:span></text:p>
      <text:p text:style-name="P21" loext:marker-style-name="T38"><text:span text:style-name="T39"><text:s text:c="8"/>self.guess_entry.pack()</text:span></text:p>
      <text:p text:style-name="P21" loext:marker-style-name="T38"><text:span text:style-name="T39"><text:s text:c="8"/></text:span></text:p>
      <text:p text:style-name="P21" loext:marker-style-name="T38"><text:span text:style-name="T39"><text:s text:c="8"/>self.check_button = tk.Button(master, text='Проверить', command=self.check_guess)</text:span></text:p>
      <text:p text:style-name="P21" loext:marker-style-name="T38"><text:span text:style-name="T39"><text:s text:c="8"/>self.check_button.pack()</text:span></text:p>
      <text:p text:style-name="P21" loext:marker-style-name="T38"><text:span text:style-name="T39"><text:s text:c="8"/></text:span></text:p>
      <text:p text:style-name="P21" loext:marker-style-name="T38"><text:span text:style-name="T39"><text:s text:c="8"/>self.reset_button = tk.Button(master, text='Сыграть еще раз', command=self.reset_game)</text:span></text:p>
      <text:p text:style-name="P21" loext:marker-style-name="T38"><text:span text:style-name="T39"><text:s text:c="8"/>self.reset_button.pack()</text:span></text:p>
      <text:p text:style-name="P21" loext:marker-style-name="T38"><text:span text:style-name="T39"><text:s text:c="8"/></text:span></text:p>
      <text:p text:style-name="P21" loext:marker-style-name="T38"><text:span text:style-name="T39"><text:s text:c="8"/>self.reset_game()</text:span></text:p>
      <text:p text:style-name="P21" loext:marker-style-name="T38"><text:span text:style-name="T39"/></text:p>
      <text:p text:style-name="P21" loext:marker-style-name="T38"><text:span text:style-name="T39"><text:s text:c="4"/>def start_game(self):</text:span></text:p>
      <text:p text:style-name="P21" loext:marker-style-name="T38"><text:span text:style-name="T39"><text:s text:c="8"/>max_number = int(self.difficulty_var.get())</text:span></text:p>
      <text:p text:style-name="P21" loext:marker-style-name="T38"><text:span text:style-name="T39"><text:s text:c="8"/>self.random_number = random.randint(1, max_number)</text:span></text:p>
      <text:p text:style-name="P21" loext:marker-style-name="T38"><text:span text:style-name="T39"><text:s text:c="8"/>self.attempts = 0</text:span></text:p>
      <text:p text:style-name="P21" loext:marker-style-name="T38"><text:span text:style-name="T39"><text:s text:c="8"/>self.message_label.config(text=f"Я загадал число от 1 до {max_number}. Попробуйте угадать!")</text:span></text:p>
      <text:p text:style-name="P21" loext:marker-style-name="T38"><text:span text:style-name="T39"><text:s text:c="4"/></text:span></text:p>
      <text:p text:style-name="P21" loext:marker-style-name="T38"><text:span text:style-name="T39"><text:s text:c="4"/>def check_guess(self):</text:span></text:p>
      <text:p text:style-name="P21" loext:marker-style-name="T38"><text:span text:style-name="T39"><text:s text:c="8"/>guess = int(self.guess_entry.get())</text:span></text:p>
      <text:p text:style-name="P21" loext:marker-style-name="T38"><text:span text:style-name="T39"><text:s text:c="8"/>self.attempts += 1</text:span></text:p>
      <text:p text:style-name="P21" loext:marker-style-name="T38"><text:span text:style-name="T39"><text:s text:c="8"/></text:span></text:p>
      <text:p text:style-name="P21" loext:marker-style-name="T38"><text:span text:style-name="T39"><text:s text:c="8"/>if guess &lt; self.random_number:</text:span></text:p>
      <text:p text:style-name="P21" loext:marker-style-name="T38"><text:span text:style-name="T39"><text:s text:c="12"/>self.message_label.config(text='Слишком мало! Попробуйте снова.')</text:span></text:p>
      <text:p text:style-name="P21" loext:marker-style-name="T38"><text:span text:style-name="T39"><text:s text:c="8"/>elif guess &gt; self.random_number:</text:span></text:p>
      <text:p text:style-name="P21" loext:marker-style-name="T38"><text:span text:style-name="T39"><text:s text:c="12"/>self.message_label.config(text='Слишком много! Попробуйте снова.')</text:span></text:p>
      <text:p text:style-name="P21" loext:marker-style-name="T38"><text:span text:style-name="T39"><text:s text:c="8"/>else:</text:span></text:p>
      <text:p text:style-name="P21" loext:marker-style-name="T38"><text:span text:style-name="T39"><text:s text:c="12"/>self.message_label.config(text=f'Поздравляем! Вы угадали число {self.random_number} за {self.attempts} попыток.')</text:span></text:p>
      <text:p text:style-name="P21" loext:marker-style-name="T38"><text:span text:style-name="T39"/></text:p>
      <text:p text:style-name="P21" loext:marker-style-name="T38"><text:span text:style-name="T39"><text:s text:c="4"/>def reset_game(self):</text:span></text:p>
      <text:p text:style-name="P21" loext:marker-style-name="T38"><text:span text:style-name="T39"><text:s text:c="8"/>self.message_label.config(text="")</text:span></text:p>
      <text:p text:style-name="P21" loext:marker-style-name="T38"><text:span text:style-name="T39"><text:s text:c="8"/>self.guess_entry.delete(0, tk.END)</text:span></text:p>
      <text:p text:style-name="P21" loext:marker-style-name="T38"><text:span text:style-name="T39"/></text:p>
      <text:p text:style-name="P21" loext:marker-style-name="T38"><text:span text:style-name="T39">if __name__ == "__main__":</text:span></text:p>
      <text:p text:style-name="P21" loext:marker-style-name="T38"><text:soft-page-break/><text:span text:style-name="T39"><text:s text:c="4"/>root = tk.Tk()</text:span></text:p>
      <text:p text:style-name="P21" loext:marker-style-name="T38"><text:span text:style-name="T39"><text:s text:c="4"/>game = GuessTheNumber(root)</text:span></text:p>
      <text:p text:style-name="P21" loext:marker-style-name="T38"><text:span text:style-name="T39"><text:s text:c="4"/>root.mainloop()</text:span></text:p>
      <text:p text:style-name="P21" loext:marker-style-name="T38"><text:span text:style-name="T39"/></text:p>
      <text:p text:style-name="P21" loext:marker-style-name="T38"><text:span text:style-name="T39"/></text:p>
      <text:p text:style-name="P21" loext:marker-style-name="T38"><text:span text:style-name="T39"/></text:p>
      <text:p text:style-name="P21" loext:marker-style-name="T38"><text:span text:style-name="T39"/></text:p>
      <text:p text:style-name="P21" loext:marker-style-name="T38"><text:span text:style-name="T39"/></text:p>
      <text:p text:style-name="P21" loext:marker-style-name="T38"><text:span text:style-name="T39"/></text:p>
      <text:p text:style-name="P21" loext:marker-style-name="T38"><text:span text:style-name="T39"/></text:p>
      <text:p text:style-name="P21" loext:marker-style-name="T38"><text:span text:style-name="T39"/></text:p>
      <text:p text:style-name="P21" loext:marker-style-name="T38"><text:span text:style-name="T39"/></text:p>
      <text:p text:style-name="P21" loext:marker-style-name="T38"><text:span text:style-name="T39"/></text:p>
      <text:p text:style-name="P21" loext:marker-style-name="T38"><text:span text:style-name="T39"/></text:p>
      <text:p text:style-name="P21" loext:marker-style-name="T38"><text:span text:style-name="T39"/></text:p>
      <text:p text:style-name="P21" loext:marker-style-name="T38"><text:span text:style-name="T39"/></text:p>
      <text:p text:style-name="P21" loext:marker-style-name="T38"><text:span text:style-name="T39"/></text:p>
      <text:p text:style-name="P21" loext:marker-style-name="T38"><text:span text:style-name="T39"/></text:p>
      <text:p text:style-name="P21" loext:marker-style-name="T38"><text:span text:style-name="T39"/></text:p>
      <text:p text:style-name="P21" loext:marker-style-name="T38"><text:span text:style-name="T39"/></text:p>
      <text:p text:style-name="P21" loext:marker-style-name="T38"><text:span text:style-name="T39"/></text:p>
      <text:p text:style-name="P21" loext:marker-style-name="T38"><text:span text:style-name="T39"/></text:p>
      <text:p text:style-name="P21" loext:marker-style-name="T38"><text:span text:style-name="T39"/></text:p>
      <text:p text:style-name="P21" loext:marker-style-name="T38"><text:span text:style-name="T39"/></text:p>
      <text:p text:style-name="P21" loext:marker-style-name="T38"><text:span text:style-name="T39"/></text:p>
      <text:p text:style-name="P21" loext:marker-style-name="T38"><text:span text:style-name="T39"/></text:p>
      <text:p text:style-name="P21" loext:marker-style-name="T38"><text:span text:style-name="T39"/></text:p>
      <text:p text:style-name="P21" loext:marker-style-name="T38"><text:span text:style-name="T39"/></text:p>
      <text:p text:style-name="P21" loext:marker-style-name="T38"><text:span text:style-name="T39"/></text:p>
      <text:p text:style-name="P21" loext:marker-style-name="T38"><text:span text:style-name="T39"/></text:p>
      <text:p text:style-name="P21" loext:marker-style-name="T38"><text:span text:style-name="T39"/></text:p>
      <text:p text:style-name="P21" loext:marker-style-name="T38"><text:span text:style-name="T39"/></text:p>
      <text:p text:style-name="P21" loext:marker-style-name="T38"><text:span text:style-name="T39"/></text:p>
      <text:p text:style-name="P21" loext:marker-style-name="T38"><text:span text:style-name="T39"/></text:p>
      <text:p text:style-name="P21" loext:marker-style-name="T38"><text:span text:style-name="T39"/></text:p>
      <text:p text:style-name="P21" loext:marker-style-name="T38"><text:span text:style-name="T39"/></text:p>
      <text:p text:style-name="P21" loext:marker-style-name="T38"><text:span text:style-name="T39"/></text:p>
      <text:p text:style-name="P21" loext:marker-style-name="T38"><text:span text:style-name="T39"/></text:p>
      <text:p text:style-name="P21" loext:marker-style-name="T38"><text:span text:style-name="T39"/></text:p>
      <text:p text:style-name="P21" loext:marker-style-name="T38"><text:span text:style-name="T39"/></text:p>
      <text:p text:style-name="P21" loext:marker-style-name="T38"><text:soft-page-break/><text:span text:style-name="T55"><text:tab/>3 </text:span><text:span text:style-name="T56">Тестирование</text:span></text:p>
      <text:p text:style-name="P21" loext:marker-style-name="T38"><text:span text:style-name="T39"/></text:p>
      <text:p text:style-name="P23" loext:marker-style-name="T38"><text:span text:style-name="T47"><text:tab/></text:span><text:span text:style-name="T51">3.1 </text:span><text:span text:style-name="T50">Де</text:span><text:span text:style-name="T51">ск</text:span><text:span text:style-name="T50">топная</text:span><text:span text:style-name="T39"> версия</text:span></text:p>
      <text:p text:style-name="P21" loext:marker-style-name="T38"><text:span text:style-name="T39"/></text:p>
      <text:p text:style-name="P21" loext:marker-style-name="T38"><text:span text:style-name="T39"><text:tab/><text:tab/>1. Убедиться, что установлен Python и библиотека Tkinter.</text:span></text:p>
      <text:p text:style-name="P21" loext:marker-style-name="T38"><text:span text:style-name="T39"/></text:p>
      <text:p text:style-name="P21" loext:marker-style-name="T38"><text:span text:style-name="T39"><text:tab/><text:tab/>2. Запустить файл guess_the_number.py.</text:span></text:p>
      <text:p text:style-name="P21" loext:marker-style-name="T38"><text:span text:style-name="T39"/></text:p>
      <text:p text:style-name="P21" loext:marker-style-name="T38"><text:span text:style-name="T39"><text:tab/><text:tab/>3. Проверить все функции игры, включая выбор уровня сложности и <text:tab/> <text:s/><text:tab/> <text:s text:c="3"/>проверку предположений.</text:span></text:p>
      <text:p text:style-name="P21" loext:marker-style-name="T38"><text:span text:style-name="T39"/></text:p>
      <text:p text:style-name="P21" loext:marker-style-name="T38"><text:span text:style-name="T39"/></text:p>
      <text:p text:style-name="P21" loext:marker-style-name="T38"><text:span text:style-name="T39"/></text:p>
      <text:p text:style-name="P21" loext:marker-style-name="T38"><text:span text:style-name="T39"/></text:p>
      <text:p text:style-name="P21" loext:marker-style-name="T38"><text:span text:style-name="T39"/></text:p>
      <text:p text:style-name="P21" loext:marker-style-name="T38"><text:span text:style-name="T39"/></text:p>
      <text:p text:style-name="P21" loext:marker-style-name="T38"><text:span text:style-name="T39"/></text:p>
      <text:p text:style-name="P21" loext:marker-style-name="T38"><text:span text:style-name="T39"/></text:p>
      <text:p text:style-name="P21" loext:marker-style-name="T38"><text:span text:style-name="T39"/></text:p>
      <text:p text:style-name="P21" loext:marker-style-name="T38"><text:span text:style-name="T39"/></text:p>
      <text:p text:style-name="P21" loext:marker-style-name="T38"><text:span text:style-name="T39"/></text:p>
      <text:p text:style-name="P21" loext:marker-style-name="T38"><text:span text:style-name="T39"/></text:p>
      <text:p text:style-name="P21" loext:marker-style-name="T38"><text:span text:style-name="T39"/></text:p>
      <text:p text:style-name="P21" loext:marker-style-name="T38"><text:span text:style-name="T39"/></text:p>
      <text:p text:style-name="P21" loext:marker-style-name="T38"><text:span text:style-name="T39"/></text:p>
      <text:p text:style-name="P21" loext:marker-style-name="T38"><text:span text:style-name="T39"/></text:p>
      <text:p text:style-name="P21" loext:marker-style-name="T38"><text:span text:style-name="T39"/></text:p>
      <text:p text:style-name="P21" loext:marker-style-name="T38"><text:span text:style-name="T39"/></text:p>
      <text:p text:style-name="P21" loext:marker-style-name="T38"><text:span text:style-name="T39"/></text:p>
      <text:p text:style-name="P21" loext:marker-style-name="T38"><text:span text:style-name="T39"/></text:p>
      <text:p text:style-name="P21" loext:marker-style-name="T38"><text:span text:style-name="T39"/></text:p>
      <text:p text:style-name="P21" loext:marker-style-name="T38"><text:span text:style-name="T39"/></text:p>
      <text:p text:style-name="P21" loext:marker-style-name="T38"><text:span text:style-name="T39"/></text:p>
      <text:p text:style-name="P21" loext:marker-style-name="T38"><text:span text:style-name="T39"/></text:p>
      <text:p text:style-name="P21" loext:marker-style-name="T38"><text:span text:style-name="T39"/></text:p>
      <text:p text:style-name="P21" loext:marker-style-name="T38"><text:span text:style-name="T39"/></text:p>
      <text:p text:style-name="P21" loext:marker-style-name="T38"><text:span text:style-name="T39"/></text:p>
      <text:p text:style-name="P21" loext:marker-style-name="T38"><text:span text:style-name="T39"/></text:p>
      <text:p text:style-name="P21" loext:marker-style-name="T38"><text:span text:style-name="T39"/></text:p>
      <text:p text:style-name="P21" loext:marker-style-name="T38"><text:span text:style-name="T39"/></text:p>
      <text:p text:style-name="P26" loext:marker-style-name="T38"><text:soft-page-break/><text:span text:style-name="T57"><text:tab/>4 </text:span><text:span text:style-name="T39">Заключение</text:span></text:p>
      <text:p text:style-name="P21" loext:marker-style-name="T38"><text:span text:style-name="T39"/></text:p>
      <text:p text:style-name="P22" loext:marker-style-name="T38"><text:span text:style-name="T39"><text:tab/>В результате разработки был</text:span><text:span text:style-name="T51">а создана игра</text:span><text:span text:style-name="T39"> "Угадай число". </text:span><text:span text:style-name="T51">В десктопном варианте</text:span><text:span text:style-name="T39">. </text:span><text:span text:style-name="T51">Эта версия</text:span><text:span text:style-name="T39"> позволя</text:span><text:span text:style-name="T51">е</text:span><text:span text:style-name="T39">т пользователю выбирать уровень сложности и предлага</text:span><text:span text:style-name="T51">е</text:span><text:span text:style-name="T39">т интерактивный интерфейс для игры. Игра может быть использована как для развлечения, так и для тренировки логического мышления. 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CJK SC Regular" svg:font-family="'Noto Sans CJK SC Regular'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WWNum1" style:list-level="1" style:class="text">
      <style:paragraph-properties fo:margin-top="0cm" fo:margin-bottom="0cm" style:contextual-spacing="true"/>
      <style:text-properties style:font-name="Times New Roman1" fo:font-family="'Times New Roman'" style:font-family-generic="roman" style:font-pitch="variable" fo:font-weight="bold" style:font-weight-asian="bold" style:font-size-complex="18pt"/>
    </style:style>
    <style:style style:name="List_20_Paragraph" style:display-name="List Paragraph" style:family="paragraph" style:parent-style-name="Standard">
      <style:paragraph-properties fo:margin-left="1.27cm" fo:margin-top="0cm" fo:margin-bottom="0cm" style:contextual-spacing="true"/>
      <style:text-properties style:font-name-complex="Mangal" style:font-family-complex="Mangal" style:font-family-generic-complex="system" style:font-pitch-complex="variable"/>
    </style:style>
    <style:style style:name="Heading_20_2" style:display-name="Heading 2" style:family="paragraph" style:parent-style-name="Heading" style:next-style-name="Text_20_body" style:default-outline-level="2" style:list-style-name="WWNum1" style:list-level="2" style:class="text">
      <style:paragraph-properties fo:margin-top="0cm" fo:margin-bottom="0cm" style:contextual-spacing="true"/>
      <style:text-properties style:font-name="Times New Roman1" fo:font-family="'Times New Roman'" style:font-family-generic="roman" style:font-pitch="variable" fo:font-weight="bold" style:font-weight-asian="bold" style:font-size-complex="1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Default_20_Paragraph_20_Font" style:display-name="Default Paragraph Font" style:family="text"/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>
        <loext:char-complex-color loext:theme-type="followed-hyperlink" loext:color-type="theme"/>
      </style:text-properties>
    </style:style>
    <style:style style:name="ListLabel_20_19" style:display-name="ListLabel 19" style:family="text">
      <style:text-properties fo:color="#000000" loext:opacity="100%" style:font-name="Times New Roman1" fo:font-family="'Times New Roman'" style:font-family-generic="roman" style:font-pitch="variable" fo:font-size="14pt" fo:font-style="normal" fo:font-weight="normal" style:font-size-asian="14pt" style:font-style-asian="normal" style:font-weight-asian="normal" style:font-name-complex="Times New Roman2" style:font-family-complex="'Times New Roman'" style:font-family-generic-complex="system" style:font-pitch-complex="variable">
        <loext:char-complex-color loext:theme-type="dark1" loext:color-type="theme"/>
      </style:text-properties>
    </style:style>
    <style:style style:name="ListLabel_20_20" style:display-name="ListLabel 20" style:family="text">
      <style:text-properties style:font-name="Times New Roman1" fo:font-family="'Times New Roman'" style:font-family-generic="roman" style:font-pitch="variable" style:font-name-complex="Symbol" style:font-family-complex="Symbol" style:font-family-generic-complex="system" style:font-pitch-complex="variable"/>
    </style:style>
    <style:style style:name="ListLabel_20_21" style:display-name="ListLabel 21" style:family="text">
      <style:text-properties style:font-name="Times New Roman" fo:font-family="'Times New Roman'" style:font-pitch="variable"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="Times New Roman1" fo:font-family="'Times New Roman'" style:font-family-generic="roman" style:font-pitch="variable"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="Times New Roman" fo:font-family="'Times New Roman'" style:font-pitch="variable"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="Times New Roman" fo:font-family="'Times New Roman'" style:font-pitch="variable" style:font-name-complex="Wingdings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="Times New Roman1" fo:font-family="'Times New Roman'" style:font-family-generic="roman" style:font-pitch="variable"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="Times New Roman" fo:font-family="'Times New Roman'" style:font-pitch="variable"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="Times New Roman" fo:font-family="'Times New Roman'" style:font-pitch="variable" style:font-name-complex="Wingdings" style:font-family-complex="Wingdings" style:font-family-generic-complex="system" style:font-pitch-complex="variable"/>
    </style:style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64" style:display-name="ListLabel 64" style:family="text">
      <style:text-properties style:font-name="Times New Roman1" fo:font-family="'Times New Roman'" style:font-family-generic="roman" style:font-pitch="variable" style:font-name-complex="Symbol" style:font-family-complex="Symbol" style:font-family-generic-complex="system" style:font-pitch-complex="variable"/>
    </style:style>
    <style:style style:name="ListLabel_20_65" style:display-name="ListLabel 65" style:family="text">
      <style:text-properties style:font-name="Times New Roman" fo:font-family="'Times New Roman'" style:font-pitch="variable"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="Times New Roman" fo:font-family="'Times New Roman'" style:font-pitch="variable" style:font-name-complex="Wingdings" style:font-family-complex="Wingdings" style:font-family-generic-complex="system" style:font-pitch-complex="variable"/>
    </style:style>
    <style:style style:name="ListLabel_20_67" style:display-name="ListLabel 67" style:family="text">
      <style:text-properties style:font-name="Times New Roman1" fo:font-family="'Times New Roman'" style:font-family-generic="roman" style:font-pitch="variable" style:font-name-complex="Symbol" style:font-family-complex="Symbol" style:font-family-generic-complex="system" style:font-pitch-complex="variable"/>
    </style:style>
    <style:style style:name="ListLabel_20_68" style:display-name="ListLabel 68" style:family="text">
      <style:text-properties style:font-name="Times New Roman" fo:font-family="'Times New Roman'" style:font-pitch="variable" style:font-name-complex="Courier New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="Times New Roman" fo:font-family="'Times New Roman'" style:font-pitch="variable" style:font-name-complex="Wingdings" style:font-family-complex="Wingdings" style:font-family-generic-complex="system" style:font-pitch-complex="variable"/>
    </style:style>
    <style:style style:name="ListLabel_20_70" style:display-name="ListLabel 70" style:family="text">
      <style:text-properties style:font-name="Times New Roman1" fo:font-family="'Times New Roman'" style:font-family-generic="roman" style:font-pitch="variable" style:font-name-complex="Symbol" style:font-family-complex="Symbol" style:font-family-generic-complex="system" style:font-pitch-complex="variable"/>
    </style:style>
    <style:style style:name="ListLabel_20_71" style:display-name="ListLabel 71" style:family="text">
      <style:text-properties style:font-name="Times New Roman" fo:font-family="'Times New Roman'" style:font-pitch="variable" style:font-name-complex="Courier New" style:font-family-complex="'Courier New'" style:font-family-generic-complex="system" style:font-pitch-complex="variable"/>
    </style:style>
    <style:style style:name="ListLabel_20_72" style:display-name="ListLabel 72" style:family="text">
      <style:text-properties style:font-name="Times New Roman" fo:font-family="'Times New Roman'" style:font-pitch="variable" style:font-name-complex="Wingdings" style:font-family-complex="Wingdings" style:font-family-generic-complex="system" style:font-pitch-complex="variable"/>
    </style:style>
    <style:style style:name="ListLabel_20_73" style:display-name="ListLabel 73" style:family="text">
      <style:text-properties style:font-name="Times New Roman1" fo:font-family="'Times New Roman'" style:font-family-generic="roman" style:font-pitch="variable" style:font-name-complex="Symbol" style:font-family-complex="Symbol" style:font-family-generic-complex="system" style:font-pitch-complex="variable"/>
    </style:style>
    <style:style style:name="ListLabel_20_74" style:display-name="ListLabel 74" style:family="text">
      <style:text-properties style:font-name="Times New Roman" fo:font-family="'Times New Roman'" style:font-pitch="variable" style:font-name-complex="Courier New" style:font-family-complex="'Courier New'" style:font-family-generic-complex="system" style:font-pitch-complex="variable"/>
    </style:style>
    <style:style style:name="ListLabel_20_75" style:display-name="ListLabel 75" style:family="text">
      <style:text-properties style:font-name="Times New Roman" fo:font-family="'Times New Roman'" style:font-pitch="variable" style:font-name-complex="Wingdings" style:font-family-complex="Wingdings" style:font-family-generic-complex="system" style:font-pitch-complex="variable"/>
    </style:style>
    <style:style style:name="ListLabel_20_76" style:display-name="ListLabel 76" style:family="text">
      <style:text-properties style:font-name="Times New Roman1" fo:font-family="'Times New Roman'" style:font-family-generic="roman" style:font-pitch="variable" style:font-name-complex="Symbol" style:font-family-complex="Symbol" style:font-family-generic-complex="system" style:font-pitch-complex="variable"/>
    </style:style>
    <style:style style:name="ListLabel_20_77" style:display-name="ListLabel 77" style:family="text">
      <style:text-properties style:font-name="Times New Roman" fo:font-family="'Times New Roman'" style:font-pitch="variable" style:font-name-complex="Courier New" style:font-family-complex="'Courier New'" style:font-family-generic-complex="system" style:font-pitch-complex="variable"/>
    </style:style>
    <style:style style:name="ListLabel_20_78" style:display-name="ListLabel 78" style:family="text">
      <style:text-properties style:font-name="Times New Roman" fo:font-family="'Times New Roman'" style:font-pitch="variable" style:font-name-complex="Wingdings" style:font-family-complex="Wingdings" style:font-family-generic-complex="system" style:font-pitch-complex="variable"/>
    </style:style>
    <style:style style:name="ListLabel_20_79" style:display-name="ListLabel 79" style:family="text">
      <style:text-properties style:font-name="Times New Roman1" fo:font-family="'Times New Roman'" style:font-family-generic="roman" style:font-pitch="variable" style:font-name-complex="Symbol" style:font-family-complex="Symbol" style:font-family-generic-complex="system" style:font-pitch-complex="variable"/>
    </style:style>
    <style:style style:name="ListLabel_20_80" style:display-name="ListLabel 80" style:family="text">
      <style:text-properties style:font-name="Times New Roman" fo:font-family="'Times New Roman'" style:font-pitch="variable"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="Times New Roman" fo:font-family="'Times New Roman'" style:font-pitch="variable" style:font-name-complex="Wingdings" style:font-family-complex="Wingdings" style:font-family-generic-complex="system" style:font-pitch-complex="variable"/>
    </style:style>
    <style:style style:name="ListLabel_20_46" style:display-name="ListLabel 46" style:family="text">
      <style:text-properties style:font-name="Times New Roman1" fo:font-family="'Times New Roman'" style:font-family-generic="roman" style:font-pitch="variable" style:font-name-complex="Symbol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="Times New Roman" fo:font-family="'Times New Roman'" style:font-pitch="variable"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="Times New Roman" fo:font-family="'Times New Roman'" style:font-pitch="variable" style:font-name-complex="Wingdings" style:font-family-complex="Wingdings" style:font-family-generic-complex="system" style:font-pitch-complex="variable"/>
    </style:style>
    <style:style style:name="ListLabel_20_49" style:display-name="ListLabel 49" style:family="text">
      <style:text-properties style:font-name="Times New Roman1" fo:font-family="'Times New Roman'" style:font-family-generic="roman" style:font-pitch="variable" style:font-name-complex="Symbol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="Times New Roman" fo:font-family="'Times New Roman'" style:font-pitch="variable"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="Times New Roman" fo:font-family="'Times New Roman'" style:font-pitch="variable" style:font-name-complex="Wingdings" style:font-family-complex="Wingdings" style:font-family-generic-complex="system" style:font-pitch-complex="variable"/>
    </style:style>
    <style:style style:name="ListLabel_20_52" style:display-name="ListLabel 52" style:family="text">
      <style:text-properties style:font-name="Times New Roman1" fo:font-family="'Times New Roman'" style:font-family-generic="roman" style:font-pitch="variable" style:font-name-complex="Symbol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="Times New Roman" fo:font-family="'Times New Roman'" style:font-pitch="variable"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="Times New Roman" fo:font-family="'Times New Roman'" style:font-pitch="variable" style:font-name-complex="Wingdings" style:font-family-complex="Wingdings" style:font-family-generic-complex="system" style:font-pitch-complex="variable"/>
    </style:style>
    <style:style style:name="ListLabel_20_55" style:display-name="ListLabel 55" style:family="text">
      <style:text-properties style:font-name="Times New Roman1" fo:font-family="'Times New Roman'" style:font-family-generic="roman" style:font-pitch="variable" style:font-name-complex="Symbol" style:font-family-complex="Symbol" style:font-family-generic-complex="system" style:font-pitch-complex="variable"/>
    </style:style>
    <style:style style:name="ListLabel_20_56" style:display-name="ListLabel 56" style:family="text">
      <style:text-properties style:font-name="Times New Roman" fo:font-family="'Times New Roman'" style:font-pitch="variable"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="Times New Roman" fo:font-family="'Times New Roman'" style:font-pitch="variable" style:font-name-complex="Wingdings" style:font-family-complex="Wingdings" style:font-family-generic-complex="system" style:font-pitch-complex="variable"/>
    </style:style>
    <style:style style:name="ListLabel_20_58" style:display-name="ListLabel 58" style:family="text">
      <style:text-properties style:font-name="Times New Roman1" fo:font-family="'Times New Roman'" style:font-family-generic="roman" style:font-pitch="variable" style:font-name-complex="Symbol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="Times New Roman" fo:font-family="'Times New Roman'" style:font-pitch="variable"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="Times New Roman" fo:font-family="'Times New Roman'" style:font-pitch="variable" style:font-name-complex="Wingdings" style:font-family-complex="Wingdings" style:font-family-generic-complex="system" style:font-pitch-complex="variable"/>
    </style:style>
    <style:style style:name="ListLabel_20_61" style:display-name="ListLabel 61" style:family="text">
      <style:text-properties style:font-name="Times New Roman1" fo:font-family="'Times New Roman'" style:font-family-generic="roman" style:font-pitch="variable" style:font-name-complex="Symbol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="Times New Roman" fo:font-family="'Times New Roman'" style:font-pitch="variable" style:font-name-complex="Courier New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="Times New Roman" fo:font-family="'Times New Roman'" style:font-pitch="variable" style:font-name-complex="Wingdings" style:font-family-complex="Wingdings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1">
        <style:list-level-properties text:list-level-position-and-space-mode="label-alignment">
          <style:list-level-label-alignment text:label-followed-by="space" fo:text-indent="-1.251cm" fo:margin-left="2.501cm"/>
        </style:list-level-properties>
      </text:list-level-style-number>
      <text:list-level-style-number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space" fo:text-indent="-1.251cm" fo:margin-left="2.501cm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 fo:text-indent="-1.251cm" fo:margin-left="2.501cm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 fo:text-indent="-1.251cm" fo:margin-left="2.501cm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 fo:text-indent="-1.251cm" fo:margin-left="2.501cm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 fo:text-indent="-1.251cm" fo:margin-left="2.501cm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 fo:text-indent="-1.251cm" fo:margin-left="2.501cm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 fo:text-indent="-1.251cm" fo:margin-left="2.501cm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 fo:text-indent="-1.251cm" fo:margin-left="2.50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Times New Roman'" style:font-style-name="Обычный" style:font-family-generic="roman" style:font-pitch="variable"/>
      </text:list-level-style-bullet>
      <text:list-level-style-bullet text:level="2" text:style-name="ListLabel_20_2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886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5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2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696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6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3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06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7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46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886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5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2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696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6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3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06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7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46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886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5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2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696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6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3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06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7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46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886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5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2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696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6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3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06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7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46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9T20:09:55.345000000</meta:creation-date>
    <dc:date>2025-02-07T11:25:00.870000000</dc:date>
    <meta:editing-duration>PT22M48S</meta:editing-duration>
    <meta:editing-cycles>3</meta:editing-cycles>
    <meta:generator>LibreOffice/24.8.4.2$Windows_X86_64 LibreOffice_project/bb3cfa12c7b1bf994ecc5649a80400d06cd71002</meta:generator>
    <meta:print-date>2025-01-30T15:34:27.987000000</meta:print-date>
    <meta:printed-by>Файлы PDF</meta:printed-by>
    <meta:document-statistic meta:table-count="2" meta:image-count="0" meta:object-count="0" meta:page-count="10" meta:paragraph-count="123" meta:word-count="507" meta:character-count="5475" meta:non-whitespace-character-count="4514"/>
  </office:meta>
</office:document-meta>
</file>